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9.961cm"/>
    </style:style>
    <style:style style:name="co7" style:family="table-column">
      <style:table-column-properties fo:break-before="auto" style:column-width="2.9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3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TH</text:p>
          </table:table-cell>
        </table:table-row>
        <table:table-row table:style-name="ro3">
          <table:table-cell office:value-type="string">
            <text:p>Texas Instruments</text:p>
          </table:table-cell>
          <table:table-cell table:style-name="ce1" office:value-type="string">
            <text:p>SN74LVC86APWR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Quad XOR </text:p>
          </table:table-cell>
          <table:table-cell office:value-type="string">
            <text:p>TSSOP-14</text:p>
          </table:table-cell>
          <table:table-cell office:value-type="string">
            <text:p>SMD</text:p>
          </table:table-cell>
        </table:table-row>
        <table:table-row table:style-name="ro3">
          <table:table-cell office:value-type="string">
            <text:p>Texas Instruments</text:p>
          </table:table-cell>
          <table:table-cell office:value-type="string">
            <text:p>SN74LVC574APWRG4</text:p>
          </table:table-cell>
          <table:table-cell office:value-type="string">
            <text:p>U2,U3</text:p>
          </table:table-cell>
          <table:table-cell office:value-type="float" office:value="2">
            <text:p>2</text:p>
          </table:table-cell>
          <table:table-cell office:value-type="string">
            <text:p>Octal Flip-Flop</text:p>
          </table:table-cell>
          <table:table-cell office:value-type="string">
            <text:p>TSSOP-20</text:p>
          </table:table-cell>
          <table:table-cell office:value-type="string">
            <text:p>SMD</text:p>
          </table:table-cell>
        </table:table-row>
        <table:table-row table:style-name="ro3">
          <table:table-cell office:value-type="string">
            <text:p>Texas Instruments</text:p>
          </table:table-cell>
          <table:table-cell office:value-type="string">
            <text:p>TLV74333PDBVR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LDO Voltage Regulator</text:p>
          </table:table-cell>
          <table:table-cell office:value-type="string">
            <text:p>SOT-23-5</text:p>
          </table:table-cell>
          <table:table-cell office:value-type="string">
            <text:p>SMD</text:p>
          </table:table-cell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3.3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1,C2,C3</text:p>
          </table:table-cell>
          <table:table-cell office:value-type="float" office:value="3">
            <text:p>3</text:p>
          </table:table-cell>
          <table:table-cell office:value-type="string">
            <text:p>Ceramic capacitor 100nF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Ceramic capacitor 1uF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Jdenise1,JDenise2</text:p>
          </table:table-cell>
          <table:table-cell office:value-type="float" office:value="2">
            <text:p>2</text:p>
          </table:table-cell>
          <table:table-cell office:value-type="string">
            <text:p>Precision IC-Socket, 24 pn</text:p>
          </table:table-cell>
          <table:table-cell office:value-type="string">
            <text:p>DIP-24</text:p>
          </table:table-cell>
          <table:table-cell office:value-type="string">
            <text:p>TH</text:p>
          </table:table-cell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Jbutton1</text:p>
          </table:table-cell>
          <table:table-cell office:value-type="float" office:value="1">
            <text:p>1</text:p>
          </table:table-cell>
          <table:table-cell office:value-type="string">
            <text:p>Angled pin header, 2 pins</text:p>
          </table:table-cell>
          <table:table-cell office:value-type="string">
            <text:p>RM 2.54</text:p>
          </table:table-cell>
          <table:table-cell office:value-type="string">
            <text:p>TH</text:p>
          </table:table-cell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JP1</text:p>
          </table:table-cell>
          <table:table-cell office:value-type="float" office:value="1">
            <text:p>1</text:p>
          </table:table-cell>
          <table:table-cell office:value-type="string">
            <text:p>Angled pin header, 3 pins</text:p>
          </table:table-cell>
          <table:table-cell office:value-type="string">
            <text:p>RM 2.54</text:p>
          </table:table-cell>
          <table:table-cell office:value-type="string">
            <text:p>TH</text:p>
          </table:table-cell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JraspberryPiZero1</text:p>
          </table:table-cell>
          <table:table-cell office:value-type="float" office:value="1">
            <text:p>1</text:p>
          </table:table-cell>
          <table:table-cell office:value-type="string">
            <text:p>Female pin header 20x2 pins</text:p>
          </table:table-cell>
          <table:table-cell office:value-type="string">
            <text:p>RM 2.54</text:p>
          </table:table-cell>
          <table:table-cell office:value-type="string">
            <text:p>TH</text:p>
          </table:table-cell>
        </table:table-row>
        <table:table-row table:style-name="ro3">
          <table:table-cell office:value-type="string">
            <text:p>Assmann</text:p>
          </table:table-cell>
          <table:table-cell office:value-type="string">
            <text:p>WSW AR 24-ST/T</text:p>
          </table:table-cell>
          <table:table-cell office:value-type="string">
            <text:p>JmainBoard1,JMainBoard2</text:p>
          </table:table-cell>
          <table:table-cell office:value-type="float" office:value="2">
            <text:p>2</text:p>
          </table:table-cell>
          <table:table-cell office:value-type="string">
            <text:p>IC socket adapter</text:p>
          </table:table-cell>
          <table:table-cell office:value-type="string">
            <text:p>DIP-24</text:p>
          </table:table-cell>
          <table:table-cell office:value-type="string">
            <text:p>TH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 office:value-type="string">
            <text:p>Remarks: Cut away the interconnects on the IC socket adapters before soldering. This allows you to reach the the solder points for the other side. 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11.01.2021</text:date>, <text:time>18:24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creation-date>2019-08-14T20:46:12.67</meta:creation-date>
    <dc:date>2021-01-11T18:24:37.90</dc:date>
    <meta:editing-cycles>24</meta:editing-cycles>
    <meta:editing-duration>PT3H40M32S</meta:editing-duration>
    <meta:document-statistic meta:table-count="3" meta:cell-count="78" meta:object-count="0"/>
  </office:meta>
</office:document-meta>
</file>